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2mm"/>
    </style:style>
    <style:style style:name="co3" style:family="table-column">
      <style:table-column-properties fo:break-before="auto" style:column-width="4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GENU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INNOVUS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TOTAL POWER(nW)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TOTAL POW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" calcext:value-type="float">
            <text:p>5</text:p>
          </table:table-cell>
          <table:table-cell office:value-type="float" office:value="112.983" calcext:value-type="float">
            <text:p>112.983</text:p>
          </table:table-cell>
          <table:table-cell office:value-type="float" office:value="4.5414" calcext:value-type="float">
            <text:p>4.5414</text:p>
          </table:table-cell>
          <table:table-cell office:value-type="float" office:value="0.00009091" calcext:value-type="float">
            <text:p>9.091E-0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5" calcext:value-type="float">
            <text:p>5</text:p>
          </table:table-cell>
          <table:table-cell office:value-type="float" office:value="135.769" calcext:value-type="float">
            <text:p>135.769</text:p>
          </table:table-cell>
          <table:table-cell office:value-type="float" office:value="4.5414" calcext:value-type="float">
            <text:p>4.5414</text:p>
          </table:table-cell>
          <table:table-cell office:value-type="float" office:value="0.00013549" calcext:value-type="float">
            <text:p>0.00013549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office:value-type="float" office:value="3" calcext:value-type="float">
            <text:p>3</text:p>
          </table:table-cell>
          <table:table-cell office:value-type="float" office:value="69.083" calcext:value-type="float">
            <text:p>69.083</text:p>
          </table:table-cell>
          <table:table-cell office:value-type="float" office:value="3.0276" calcext:value-type="float">
            <text:p>3.0276</text:p>
          </table:table-cell>
          <table:table-cell office:value-type="float" office:value="0.0000525" calcext:value-type="float">
            <text:p>5.25E-05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3" calcext:value-type="float">
            <text:p>3</text:p>
          </table:table-cell>
          <table:table-cell office:value-type="float" office:value="92.834" calcext:value-type="float">
            <text:p>92.834</text:p>
          </table:table-cell>
          <table:table-cell office:value-type="float" office:value="3.0276" calcext:value-type="float">
            <text:p>3.0276</text:p>
          </table:table-cell>
          <table:table-cell office:value-type="float" office:value="0.00008977" calcext:value-type="float">
            <text:p>8.977E-05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office:value-type="float" office:value="53.174" calcext:value-type="float">
            <text:p>53.174</text:p>
          </table:table-cell>
          <table:table-cell office:value-type="float" office:value="2.2707" calcext:value-type="float">
            <text:p>2.2707</text:p>
          </table:table-cell>
          <table:table-cell office:value-type="float" office:value="0.0000487" calcext:value-type="float">
            <text:p>4.87E-05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8" calcext:value-type="float">
            <text:p>8</text:p>
          </table:table-cell>
          <table:table-cell office:value-type="float" office:value="340.607" calcext:value-type="float">
            <text:p>340.607</text:p>
          </table:table-cell>
          <table:table-cell office:value-type="float" office:value="8.3259" calcext:value-type="float">
            <text:p>8.3259</text:p>
          </table:table-cell>
          <table:table-cell office:value-type="float" office:value="0.00023543" calcext:value-type="float">
            <text:p>0.00023543</text:p>
          </table:table-cell>
        </table:table-row>
        <table:table-row table:style-name="ro1">
          <table:table-cell office:value-type="string" calcext:value-type="string">
            <text:p>XNOR</text:p>
          </table:table-cell>
          <table:table-cell office:value-type="float" office:value="8" calcext:value-type="float">
            <text:p>8</text:p>
          </table:table-cell>
          <table:table-cell office:value-type="float" office:value="204.259" calcext:value-type="float">
            <text:p>204.259</text:p>
          </table:table-cell>
          <table:table-cell office:value-type="float" office:value="7.569" calcext:value-type="float">
            <text:p>7.569</text:p>
          </table:table-cell>
          <table:table-cell office:value-type="float" office:value="0.00013377" calcext:value-type="float">
            <text:p>0.00013377</text:p>
          </table:table-cell>
        </table:table-row>
        <table:table-row table:style-name="ro1">
          <table:table-cell office:value-type="string" calcext:value-type="string">
            <text:p>TWO_A</text:p>
          </table:table-cell>
          <table:table-cell office:value-type="float" office:value="8" calcext:value-type="float">
            <text:p>8</text:p>
          </table:table-cell>
          <table:table-cell office:value-type="float" office:value="218.452" calcext:value-type="float">
            <text:p>218.452</text:p>
          </table:table-cell>
          <table:table-cell office:value-type="float" office:value="7.569" calcext:value-type="float">
            <text:p>7.569</text:p>
          </table:table-cell>
          <table:table-cell office:value-type="float" office:value="0.00016963" calcext:value-type="float">
            <text:p>0.00016963</text:p>
          </table:table-cell>
        </table:table-row>
        <table:table-row table:style-name="ro1">
          <table:table-cell office:value-type="string" calcext:value-type="string">
            <text:p>TWO_B</text:p>
          </table:table-cell>
          <table:table-cell office:value-type="float" office:value="11" calcext:value-type="float">
            <text:p>11</text:p>
          </table:table-cell>
          <table:table-cell office:value-type="float" office:value="325.562" calcext:value-type="float">
            <text:p>325.562</text:p>
          </table:table-cell>
          <table:table-cell office:value-type="float" office:value="11.3535" calcext:value-type="float">
            <text:p>11.3535</text:p>
          </table:table-cell>
          <table:table-cell office:value-type="float" office:value="0.00020807" calcext:value-type="float">
            <text:p>0.00020807</text:p>
          </table:table-cell>
        </table:table-row>
        <table:table-row table:style-name="ro1">
          <table:table-cell office:value-type="string" calcext:value-type="string">
            <text:p>TWO_C</text:p>
          </table:table-cell>
          <table:table-cell office:value-type="float" office:value="13" calcext:value-type="float">
            <text:p>13</text:p>
          </table:table-cell>
          <table:table-cell office:value-type="float" office:value="367.735" calcext:value-type="float">
            <text:p>367.735</text:p>
          </table:table-cell>
          <table:table-cell office:value-type="float" office:value="12.8673" calcext:value-type="float">
            <text:p>12.8673</text:p>
          </table:table-cell>
          <table:table-cell office:value-type="float" office:value="0.00028528" calcext:value-type="float">
            <text:p>0.00028528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The timing report from innovus conatins all zeros.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5:09:19.935150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4:35:22.671636903</meta:creation-date>
    <dc:date>2019-09-08T15:09:46.547140773</dc:date>
    <meta:editing-duration>PT21M54S</meta:editing-duration>
    <meta:editing-cycles>7</meta:editing-cycles>
    <meta:generator>LibreOffice/6.0.7.3$Linux_X86_64 LibreOffice_project/00m0$Build-3</meta:generator>
    <meta:document-statistic meta:table-count="1" meta:cell-count="57" meta:object-count="0"/>
  </office:meta>
</office:document-meta>
</file>